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ingComparator.mapEntryValues( Comparator &lt; V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Converter.convert( S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Converter.ConversionServiceConverter( ConversionService conversionService , Class &lt; ? extends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ingComparator.compare( S o1 , S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tingComparator.ConvertingComparator( Comparator &lt; T &gt; comparator , Converter &lt; S , T &gt;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vertingComparator.ConvertingComparator( Comparator &lt; T &gt; comparator , ConversionService conversionService , Class &lt; ? extends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Comparator.mapEntryKeys( Comparator &lt; K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ingComparator.ConvertingComparator( Converter &lt; S , T &gt;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